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sWriterPerThrea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msWriterPerThread.finis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msWriterPerThread.addField( DocInverterPerField docInverterPerField , final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PerThread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msWriterPerThread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PerThread.NormsWriterPerThread( DocInverterPerThread docInverterPerThread , NormsWriter norm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